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1426d2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22f78f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01015" officeooo:paragraph-rsid="00201015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a75de" officeooo:paragraph-rsid="002a75de"/>
    </style:style>
    <style:style style:name="P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P7" style:family="paragraph" style:parent-style-name="Standard">
      <style:text-properties officeooo:paragraph-rsid="002a45de"/>
    </style:style>
    <style:style style:name="T1" style:family="text">
      <style:text-properties officeooo:rsid="000287b4"/>
    </style:style>
    <style:style style:name="T2" style:family="text">
      <style:text-properties officeooo:rsid="00206536"/>
    </style:style>
    <style:style style:name="T3" style:family="text">
      <style:text-properties fo:language="ru" fo:country="RU" officeooo:rsid="0022f78f"/>
    </style:style>
    <style:style style:name="T4" style:family="text">
      <style:text-properties fo:language="ru" fo:country="RU" officeooo:rsid="0026736e"/>
    </style:style>
    <style:style style:name="T5" style:family="text">
      <style:text-properties fo:language="ru" fo:country="RU" officeooo:rsid="00285d88"/>
    </style:style>
    <style:style style:name="T6" style:family="text">
      <style:text-properties fo:language="ru" fo:country="RU" officeooo:rsid="002a45de"/>
    </style:style>
    <style:style style:name="T7" style:family="text">
      <style:text-properties fo:language="ru" fo:country="RU" officeooo:rsid="002a4f41"/>
    </style:style>
    <style:style style:name="T8" style:family="text">
      <style:text-properties fo:language="ru" fo:country="RU" officeooo:rsid="002acf28"/>
    </style:style>
    <style:style style:name="T9" style:family="text">
      <style:text-properties officeooo:rsid="002acf28"/>
    </style:style>
    <style:style style:name="T10" style:family="text">
      <style:text-properties officeooo:rsid="002d58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3"><text:span text:style-name="T3">Необходимо решение этой проблемы. То, что прида</text:span><text:span text:style-name="T4">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</text:span>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миру, мы узнаем новое, через пробы и ошибки, которые являются только частью воображения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5"/></text:p>
      <text:p text:style-name="P2"/>
      <text:p text:style-name="P4">Из всего выше сказанного моим коллегой , <text:s/>мы решили<text:span text:style-name="T2">сь на создание данного проекта. Помню ошибки с которыми <text:s/>сталкивались <text:s text:c="2"/>и как в итоге мы их решали <text:s text:c="2"/>шаг за шагом <text:s/>приближаясь к тому что есть на данный момент.</text:span></text:p>
      <text:p text:style-name="P7"><text:span text:style-name="T3">Ну сейчас </text:span><text:span text:style-name="T5">не об этом давайте </text:span><text:span text:style-name="T3"><text:s/>перейдем <text:s/>к самой структуре проекта. </text:span><text:span text:style-name="T4">Начнем с подачи учебного материала. Почти каждый студент задается вопросом где найти материал, который по той иной причине он пропустил или просто хочет </text:span><text:span text:style-name="T5">не стоять на месте и развиваться дальше с прецелом на будущее. Как отметил мой коллега, в просторах интернета часто не найдешь <text:s/>доступную информацию для понимания, прибавляя тот факт что ты еще и ограничен во времени. Так вот лекции будут предст</text:span><text:span text:style-name="T7">авлены </text:span><text:span text:style-name="T6">в экспресс виде </text:span><text:span text:style-name="T7">и будут</text:span><text:span text:style-name="T5"> </text:span><text:span text:style-name="T7">содержать </text:span><text:span text:style-name="T6">некую стратегию которую ты проходишь </text:span><text:span text:style-name="T7">постепенно закрывая уязвимые места, </text:span><text:span text:style-name="T8">а</text:span><text:span text:style-name="T7"> итогом будут являться <text:s/>успешный пройденный тест в котором надо будет победить так называемого врага. </text:span></text:p>
      <text:p text:style-name="P5"><text:soft-page-break/>Что <text:span text:style-name="T9">же касаеться тестов, то они содержат <text:s/>приключенческую игру, как я раннее сказал там надо будет победить врага как пример производная. На прохождения игры будет даваться пять попыток на ошибку, за каждый правильный будет прибавляться игровая валюта, которая <text:s/>поможет на протяжение <text:s/>прохождения теста, к примеру если пользователь накопит <text:s/>две монеты то он сможет приобрести себе одну попытку <text:s text:c="2"/>если же у него есть три монеты <text:s/>и он задумался над какой-то задачкой <text:s/>то он может ее пропустить. Суть игры заключается в том что будет учитываться статистика по учету которой пользователю будет присваиваться свой ранг, и в по окончание недели десятка лучших будет попадать на основную страницу сайты в галерею. Такая функция будет доступна пользователям которые прошли аутентификацию. Если же пользователь по какой-то причине не захочет проходить регистрацию ему будет доступна <text:s/>ограниченная версия, тоесть без учета статистики.</text:span></text:p>
      <text:p text:style-name="P6">А теперь перейдем одной из главной функции нашего проекта- заполнения материала. Для этого мы создали удобный и понятный в использование <text:s/>текстовый редактор. ………………………………………………………… Тут я допишу</text:p>
      <text:p text:style-name="P6"/>
      <text:p text:style-name="P6"/>
      <text:p text:style-name="P6">В заключение хотелось <text:s/>сказать <text:s/>о планах на будущее. В дальнейшем мы планируем развивать проект, в нем появиться сюжетные линии как пример добавиться так называемый наставник который будет помогать в процессе обучения, <text:s/>при росте проекта будут организованы соревнования между группами, факультетами. <text:span text:style-name="T10">Будет реализовано предложения под мобильные устройства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8T21:46:58.545000000</dc:date>
    <meta:editing-duration>PT45M40S</meta:editing-duration>
    <meta:editing-cycles>25</meta:editing-cycles>
    <meta:document-statistic meta:table-count="0" meta:image-count="0" meta:object-count="0" meta:page-count="2" meta:paragraph-count="7" meta:word-count="720" meta:character-count="5073" meta:non-whitespace-character-count="4327"/>
  </office:meta>
</office:document-meta>
</file>